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2000000242A4BBF63591CDE00.png" manifest:media-type="image/png"/>
  <manifest:file-entry manifest:full-path="Pictures/1000000000000421000000B8A3E59788A01B510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5.209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fo:min-height="13.364cm"/>
    </style:style>
    <style:style style:name="pr6" style:family="presentation" style:parent-style-name="Blue_5f_Curve1-title">
      <style:graphic-properties draw:auto-grow-height="true" fo:min-height="1.771cm"/>
    </style:style>
    <style:style style:name="pr7" style:family="presentation" style:parent-style-name="Blue_5f_Curve1-outline1">
      <style:graphic-properties fo:min-height="5.576cm"/>
    </style:style>
    <style:style style:name="pr8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6699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5.209cm" svg:x="0.1cm" svg:y="5.652cm" presentation:class="title" presentation:user-transformed="true">
          <draw:text-box>
            <text:p><text:span text:style-name="T1">Use case of XSpec integration tests for XSLT </text:span>with Maven and Oxygen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What kind of tests 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T - Unit Testing : </text:p>
                <text:p>test every individual units of source</text:p>
                <text:p>xslt : function/template </text:p>
              </text:list-item>
              <text:list-item>
                <text:p>IT - Integration Testing</text:p>
                <text:p><text:s text:c="2"/>test all together – full stylesheet</text:p>
              </text:list-item>
              <text:list-item>
                <text:p>NRT – Non Regression Testing</text:p>
                <text:p><text:s text:c="2"/>test production data before and after program upgrade</text:p>
                <text:p><text:s text:c="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Motivations</text:p>
          </draw:text-box>
        </draw:frame>
        <draw:frame presentation:style-name="pr7" draw:layer="layout" svg:width="26cm" svg:height="14cm" svg:x="1cm" svg:y="3.6cm" presentation:class="outline" presentation:user-transformed="true">
          <draw:text-box>
            <text:list text:style-name="L2">
              <text:list-item>
                <text:p>Unit Testing is good ! </text:p>
                <text:p><text:s text:c="3"/>… but it takes time to write and to maintain</text:p>
              </text:list-item>
              <text:list-item>
                <text:p>What about Integration Test ?</text:p>
              </text:list-item>
              <text:list-item>
                <text:p><text:s/>Every XSLT developer has an sample input somewhere on his computer</text:p>
              </text:list-item>
              <text:list-item>
                <text:p>It cost almost no time to add Integration Tests</text:p>
              </text:list-item>
              <text:list-item>
                <text:p>It helps maintaining the project</text:p>
              </text:list-item>
              <text:list-item>
                <text:p>It’s a kind of documentation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The process we made u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XSL <text:span text:style-name="T2">Libraries</text:span> still must have unit tests</text:p>
                <text:p/>
              </text:list-item>
              <text:list-item>
                <text:p>XSL <text:span text:style-name="T2">Transformation</text:span> may only have an integration tes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Demo # 1 « Ouvrage to HTML »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text : « ouvrage to html »</text:p>
              </text:list-item>
              <text:list-item>
                <text:p>We have a sample</text:p>
              </text:list-item>
              <text:list-item>
                <text:p>Transform the sample in Oxygen</text:p>
              </text:list-item>
              <text:list-item>
                <text:p>Add the XSpec Integration Test for this sample</text:p>
              </text:list-item>
              <text:list-item>
                <text:p>Lauch the Xspec from Oxygen and from Mav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Demo #2 Serializ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XSpec doesn’t deal with serialization, default is xml</text:p>
              </text:list-item>
              <text:list-item>
                <text:p>It’s OK with UT but not with TI : <text:line-break/>What happens when xsl:output method is set to « xhtml » ?</text:p>
              </text:list-item>
              <text:list-item>
                <text:p>Work around : test an xslt that imports the original one</text:p>
              </text:list-item>
              <text:list-item>
                <text:p>Use a maven dependen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ick and easy</text:p>
              </text:list-item>
              <text:list-item>
                <text:p>Xspec Maven Plugin make us confident while commiting</text:p>
              </text:list-item>
              <text:list-item>
                <text:p>Serialisation issue</text:p>
              </text:list-item>
              <text:list-item>
                <text:p>Sample quality : idealy it should trigger every template/function (every xsl single line?)</text:p>
              </text:list-item>
              <text:list-item>
                <text:p>Oxygen Scenario to be commi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What’s next 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about an schematron to check that every XSLT of a project has an XSpec </text:p>
              </text:list-item>
              <text:list-item>
                <text:p>This could be done with <text:a xlink:href="https://github.com/mojohaus/xml-maven-plugin" xlink:type="simple">https://github.com/mojohaus/xml-maven-plugin</text:a></text:p>
              </text:list-item>
              <text:list-item>
                <text:p>How to know if an XSLT is a just a module or an main XSLT that will be applied somew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Ques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y questions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1.322cm" svg:height="0.952cm" svg:x="0.678cm" svg:y="0.8cm">
        <draw:image xlink:href="Pictures/1000020100000032000000242A4BBF63591CDE00.png" xlink:type="simple" xlink:show="embed" xlink:actuate="onLoad">
          <text:p/>
        </draw:image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02:54:13.689000000</meta:creation-date>
    <meta:editing-duration>PT13H40M30S</meta:editing-duration>
    <meta:editing-cycles>20</meta:editing-cycles>
    <meta:generator>LibreOffice/5.1.6.2$Linux_X86_64 LibreOffice_project/10m0$Build-2</meta:generator>
    <dc:title>Blue Curve</dc:title>
    <dc:date>2018-02-08T18:07:55.225000000</dc:date>
    <meta:document-statistic meta:object-count="71"/>
  </office:meta>
</office:document-meta>
</file>